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normal" style:font-weight-asian="normal" style:font-weight-complex="normal"/>
    </style:style>
    <style:style style:name="ce3" style:family="table-cell" style:parent-style-name="Default" style:data-style-name="N108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/>
          <table:table-cell table:style-name="ce2" office:value-type="float" office:value="0">
            <text:p>0,00</text:p>
          </table:table-cell>
          <table:table-cell table:style-name="Default" office:value-type="float" office:value="0.05">
            <text:p>0,05</text:p>
          </table:table-cell>
          <table:table-cell table:style-name="ce4" office:value-type="float" office:value="0.1">
            <text:p>0,10</text:p>
          </table:table-cell>
        </table:table-row>
        <table:table-row table:style-name="ro1">
          <table:table-cell office:value-type="float" office:value="0.000003">
            <text:p>3,00E-006</text:p>
          </table:table-cell>
          <table:table-cell office:value-type="float" office:value="0">
            <text:p>0,000</text:p>
          </table:table-cell>
          <table:table-cell office:value-type="float" office:value="18.8670554">
            <text:p>18,867</text:p>
          </table:table-cell>
          <table:table-cell office:value-type="float" office:value="20.5404682">
            <text:p>20,540</text:p>
          </table:table-cell>
        </table:table-row>
        <table:table-row table:style-name="ro1">
          <table:table-cell office:value-type="float" office:value="0.000005">
            <text:p>5,00E-006</text:p>
          </table:table-cell>
          <table:table-cell office:value-type="float" office:value="27.2043688">
            <text:p>27,204</text:p>
          </table:table-cell>
          <table:table-cell office:value-type="float" office:value="60.7651664">
            <text:p>60,765</text:p>
          </table:table-cell>
          <table:table-cell office:value-type="float" office:value="74.2726268">
            <text:p>74,273</text:p>
          </table:table-cell>
        </table:table-row>
        <table:table-row table:style-name="ro1">
          <table:table-cell office:value-type="float" office:value="0.000007">
            <text:p>7,00E-006</text:p>
          </table:table-cell>
          <table:table-cell office:value-type="float" office:value="45.49460885">
            <text:p>45,495</text:p>
          </table:table-cell>
          <table:table-cell office:value-type="float" office:value="62.8251836">
            <text:p>62,825</text:p>
          </table:table-cell>
          <table:table-cell office:value-type="float" office:value="96.766101">
            <text:p>96,766</text:p>
          </table:table-cell>
        </table:table-row>
        <table:table-row table:style-name="ro1">
          <table:table-cell office:value-type="float" office:value="0.000008">
            <text:p>8,00E-006</text:p>
          </table:table-cell>
          <table:table-cell office:value-type="float" office:value="60.423748">
            <text:p>60,424</text:p>
          </table:table-cell>
          <table:table-cell office:value-type="float" office:value="80.2202028">
            <text:p>80,220</text:p>
          </table:table-cell>
          <table:table-cell office:value-type="float" office:value="87.8055428">
            <text:p>87,806</text:p>
          </table:table-cell>
        </table:table-row>
        <table:table-row table:style-name="ro1">
          <table:table-cell office:value-type="float" office:value="0.00001">
            <text:p>1,00E-005</text:p>
          </table:table-cell>
          <table:table-cell office:value-type="float" office:value="47.34136445">
            <text:p>47,341</text:p>
          </table:table-cell>
          <table:table-cell office:value-type="float" office:value="85.7953772">
            <text:p>85,795</text:p>
          </table:table-cell>
          <table:table-cell office:value-type="float" office:value="97.0890156">
            <text:p>97,089</text:p>
          </table:table-cell>
        </table:table-row>
        <table:table-row table:style-name="ro1">
          <table:table-cell office:value-type="float" office:value="0.00002">
            <text:p>2,00E-005</text:p>
          </table:table-cell>
          <table:table-cell office:value-type="float" office:value="41.5961643">
            <text:p>41,596</text:p>
          </table:table-cell>
          <table:table-cell office:value-type="float" office:value="68.9187364">
            <text:p>68,919</text:p>
          </table:table-cell>
          <table:table-cell office:value-type="float" office:value="62.9269462">
            <text:p>62,927</text:p>
          </table:table-cell>
        </table:table-row>
        <table:table-row table:style-name="ro1">
          <table:table-cell office:value-type="float" office:value="0.00003">
            <text:p>3,00E-005</text:p>
          </table:table-cell>
          <table:table-cell office:value-type="float" office:value="22.05186425">
            <text:p>22,052</text:p>
          </table:table-cell>
          <table:table-cell office:value-type="float" office:value="37.7927386">
            <text:p>37,793</text:p>
          </table:table-cell>
          <table:table-cell office:value-type="float" office:value="47.9003994">
            <text:p>47,900</text:p>
          </table:table-cell>
        </table:table-row>
        <table:table-row table:style-name="ro1">
          <table:table-cell office:value-type="float" office:value="0.00005">
            <text:p>5,00E-005</text:p>
          </table:table-cell>
          <table:table-cell office:value-type="float" office:value="15.0231759">
            <text:p>15,023</text:p>
          </table:table-cell>
          <table:table-cell office:value-type="float" office:value="19.194569">
            <text:p>19,195</text:p>
          </table:table-cell>
          <table:table-cell office:value-type="float" office:value="32.8337296">
            <text:p>32,83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9">19.04.2009</text:date>, <text:time>21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9T20:58:53</meta:creation-date>
    <dc:date>2009-04-19T21:05:40</dc:date>
    <meta:editing-cycles>3</meta:editing-cycles>
    <meta:editing-duration>PT6M48S</meta:editing-duration>
    <meta:user-defined meta:name="Info 1"/>
    <meta:user-defined meta:name="Info 2"/>
    <meta:user-defined meta:name="Info 3"/>
    <meta:user-defined meta:name="Info 4"/>
    <meta:document-statistic meta:table-count="3" meta:cell-count="35"/>
  </office:meta>
</office:document-meta>
</file>